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>
            <text:p>fileName</text:p>
          </table:table-cell>
          <table:table-cell table:style-name="Default"/>
          <table:table-cell office:value-type="string">
            <text:p>Treatment</text:p>
          </table:table-cell>
          <table:table-cell office:value-type="string">
            <text:p>Time</text:p>
          </table:table-cell>
          <table:table-cell office:value-type="string">
            <text:p>Batch</text:p>
          </table:table-cell>
        </table:table-row>
        <table:table-row table:style-name="ro1">
          <table:table-cell office:value-type="string">
            <text:p><text:a xlink:href="http://www.ncbi.nlm.nih.gov/geo/query/acc.cgi?acc=GSM13097">GSM13097</text:a></text:p>
          </table:table-cell>
          <table:table-cell office:value-type="string">
            <text:p>Control A</text:p>
          </table:table-cell>
          <table:table-cell table:formula="of:=MID([.$B2];1;7)" office:value-type="string" office:string-value="Control">
            <text:p>Control</text:p>
          </table:table-cell>
          <table:table-cell office:value-type="string">
            <text:p>0h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<text:a xlink:href="http://www.ncbi.nlm.nih.gov/geo/query/acc.cgi?acc=GSM13098">GSM13098</text:a></text:p>
          </table:table-cell>
          <table:table-cell office:value-type="string">
            <text:p>Control B</text:p>
          </table:table-cell>
          <table:table-cell table:formula="of:=MID([.$B3];1;7)" office:value-type="string" office:string-value="Control">
            <text:p>Control</text:p>
          </table:table-cell>
          <table:table-cell office:value-type="string">
            <text:p>0h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<text:a xlink:href="http://www.ncbi.nlm.nih.gov/geo/query/acc.cgi?acc=GSM13099">GSM13099</text:a></text:p>
          </table:table-cell>
          <table:table-cell office:value-type="string">
            <text:p>E2 8h A</text:p>
          </table:table-cell>
          <table:table-cell table:formula="of:=MID([.$B4];1;2)" office:value-type="string" office:string-value="E2">
            <text:p>E2</text:p>
          </table:table-cell>
          <table:table-cell office:value-type="string">
            <text:p>8h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<text:a xlink:href="http://www.ncbi.nlm.nih.gov/geo/query/acc.cgi?acc=GSM13138">GSM13138</text:a></text:p>
          </table:table-cell>
          <table:table-cell office:value-type="string">
            <text:p>E2 8h B</text:p>
          </table:table-cell>
          <table:table-cell table:formula="of:=MID([.$B5];1;2)" office:value-type="string" office:string-value="E2">
            <text:p>E2</text:p>
          </table:table-cell>
          <table:table-cell office:value-type="string">
            <text:p>8h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<text:a xlink:href="http://www.ncbi.nlm.nih.gov/geo/query/acc.cgi?acc=GSM13139">GSM13139</text:a></text:p>
          </table:table-cell>
          <table:table-cell office:value-type="string">
            <text:p>E2 48h A</text:p>
          </table:table-cell>
          <table:table-cell table:formula="of:=MID([.$B6];1;2)" office:value-type="string" office:string-value="E2">
            <text:p>E2</text:p>
          </table:table-cell>
          <table:table-cell office:value-type="string">
            <text:p>48h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<text:a xlink:href="http://www.ncbi.nlm.nih.gov/geo/query/acc.cgi?acc=GSM13140">GSM13140</text:a></text:p>
          </table:table-cell>
          <table:table-cell office:value-type="string">
            <text:p>E2 48h B</text:p>
          </table:table-cell>
          <table:table-cell table:formula="of:=MID([.$B7];1;2)" office:value-type="string" office:string-value="E2">
            <text:p>E2</text:p>
          </table:table-cell>
          <table:table-cell office:value-type="string">
            <text:p>48h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<text:a xlink:href="http://www.ncbi.nlm.nih.gov/geo/query/acc.cgi?acc=GSM15900">GSM15900</text:a></text:p>
          </table:table-cell>
          <table:table-cell office:value-type="string">
            <text:p>E2+ICI 8h A</text:p>
          </table:table-cell>
          <table:table-cell table:formula="of:=MID([.$B8];1;7)" office:value-type="string" office:string-value="E2+ICI ">
            <text:p>E2+ICI </text:p>
          </table:table-cell>
          <table:table-cell office:value-type="string">
            <text:p>8h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<text:a xlink:href="http://www.ncbi.nlm.nih.gov/geo/query/acc.cgi?acc=GSM15901">GSM15901</text:a></text:p>
          </table:table-cell>
          <table:table-cell office:value-type="string">
            <text:p>E2+ICI 8h B</text:p>
          </table:table-cell>
          <table:table-cell table:formula="of:=MID([.$B9];1;7)" office:value-type="string" office:string-value="E2+ICI ">
            <text:p>E2+ICI </text:p>
          </table:table-cell>
          <table:table-cell office:value-type="string">
            <text:p>8h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<text:a xlink:href="http://www.ncbi.nlm.nih.gov/geo/query/acc.cgi?acc=GSM15902">GSM15902</text:a></text:p>
          </table:table-cell>
          <table:table-cell office:value-type="string">
            <text:p>E2+ICI 48h A</text:p>
          </table:table-cell>
          <table:table-cell table:formula="of:=MID([.$B10];1;7)" office:value-type="string" office:string-value="E2+ICI ">
            <text:p>E2+ICI </text:p>
          </table:table-cell>
          <table:table-cell office:value-type="string">
            <text:p>48h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<text:a xlink:href="http://www.ncbi.nlm.nih.gov/geo/query/acc.cgi?acc=GSM15903">GSM15903</text:a></text:p>
          </table:table-cell>
          <table:table-cell office:value-type="string">
            <text:p>E2+ICI 48h B</text:p>
          </table:table-cell>
          <table:table-cell table:formula="of:=MID([.$B11];1;7)" office:value-type="string" office:string-value="E2+ICI ">
            <text:p>E2+ICI </text:p>
          </table:table-cell>
          <table:table-cell office:value-type="string">
            <text:p>48h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<text:a xlink:href="http://www.ncbi.nlm.nih.gov/geo/query/acc.cgi?acc=GSM15904">GSM15904</text:a></text:p>
          </table:table-cell>
          <table:table-cell office:value-type="string">
            <text:p>E2+Ral 8h A</text:p>
          </table:table-cell>
          <table:table-cell table:formula="of:=MID([.$B12];1;7)" office:value-type="string" office:string-value="E2+Ral ">
            <text:p>E2+Ral </text:p>
          </table:table-cell>
          <table:table-cell office:value-type="string">
            <text:p>8h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<text:a xlink:href="http://www.ncbi.nlm.nih.gov/geo/query/acc.cgi?acc=GSM15905">GSM15905</text:a></text:p>
          </table:table-cell>
          <table:table-cell office:value-type="string">
            <text:p>E2+Ral 8h B</text:p>
          </table:table-cell>
          <table:table-cell table:formula="of:=MID([.$B13];1;7)" office:value-type="string" office:string-value="E2+Ral ">
            <text:p>E2+Ral </text:p>
          </table:table-cell>
          <table:table-cell office:value-type="string">
            <text:p>8h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<text:a xlink:href="http://www.ncbi.nlm.nih.gov/geo/query/acc.cgi?acc=GSM15906">GSM15906</text:a></text:p>
          </table:table-cell>
          <table:table-cell office:value-type="string">
            <text:p>E2+Ral 48h A</text:p>
          </table:table-cell>
          <table:table-cell table:formula="of:=MID([.$B14];1;7)" office:value-type="string" office:string-value="E2+Ral ">
            <text:p>E2+Ral </text:p>
          </table:table-cell>
          <table:table-cell office:value-type="string">
            <text:p>48h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<text:a xlink:href="http://www.ncbi.nlm.nih.gov/geo/query/acc.cgi?acc=GSM15907">GSM15907</text:a></text:p>
          </table:table-cell>
          <table:table-cell office:value-type="string">
            <text:p>E2+Ral 48h B</text:p>
          </table:table-cell>
          <table:table-cell table:formula="of:=MID([.$B15];1;7)" office:value-type="string" office:string-value="E2+Ral ">
            <text:p>E2+Ral </text:p>
          </table:table-cell>
          <table:table-cell office:value-type="string">
            <text:p>48h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<text:a xlink:href="http://www.ncbi.nlm.nih.gov/geo/query/acc.cgi?acc=GSM15908">GSM15908</text:a></text:p>
          </table:table-cell>
          <table:table-cell office:value-type="string">
            <text:p>E2+TOT 8h A</text:p>
          </table:table-cell>
          <table:table-cell table:formula="of:=MID([.$B16];1;7)" office:value-type="string" office:string-value="E2+TOT ">
            <text:p>E2+TOT </text:p>
          </table:table-cell>
          <table:table-cell office:value-type="string">
            <text:p>8h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<text:a xlink:href="http://www.ncbi.nlm.nih.gov/geo/query/acc.cgi?acc=GSM15909">GSM15909</text:a></text:p>
          </table:table-cell>
          <table:table-cell office:value-type="string">
            <text:p>E2+TOT 8h B</text:p>
          </table:table-cell>
          <table:table-cell table:formula="of:=MID([.$B17];1;7)" office:value-type="string" office:string-value="E2+TOT ">
            <text:p>E2+TOT </text:p>
          </table:table-cell>
          <table:table-cell office:value-type="string">
            <text:p>8h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<text:a xlink:href="http://www.ncbi.nlm.nih.gov/geo/query/acc.cgi?acc=GSM15910">GSM15910</text:a></text:p>
          </table:table-cell>
          <table:table-cell office:value-type="string">
            <text:p>E2+TOT 48h A</text:p>
          </table:table-cell>
          <table:table-cell table:formula="of:=MID([.$B18];1;7)" office:value-type="string" office:string-value="E2+TOT ">
            <text:p>E2+TOT </text:p>
          </table:table-cell>
          <table:table-cell office:value-type="string">
            <text:p>48h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<text:a xlink:href="http://www.ncbi.nlm.nih.gov/geo/query/acc.cgi?acc=GSM15911">GSM15911</text:a></text:p>
          </table:table-cell>
          <table:table-cell office:value-type="string">
            <text:p>E2+TOT 48h B</text:p>
          </table:table-cell>
          <table:table-cell table:formula="of:=MID([.$B19];1;7)" office:value-type="string" office:string-value="E2+TOT ">
            <text:p>E2+TOT </text:p>
          </table:table-cell>
          <table:table-cell office:value-type="string">
            <text:p>48h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<text:a xlink:href="http://www.ncbi.nlm.nih.gov/geo/query/acc.cgi?acc=GSM137302">GSM137302</text:a></text:p>
          </table:table-cell>
          <table:table-cell office:value-type="string">
            <text:p>ICI for 8h A</text:p>
          </table:table-cell>
          <table:table-cell table:formula="of:=MID([.$B20];1;3)" office:value-type="string" office:string-value="ICI">
            <text:p>ICI</text:p>
          </table:table-cell>
          <table:table-cell office:value-type="string">
            <text:p>8h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<text:a xlink:href="http://www.ncbi.nlm.nih.gov/geo/query/acc.cgi?acc=GSM137303">GSM137303</text:a></text:p>
          </table:table-cell>
          <table:table-cell office:value-type="string">
            <text:p>ICI for 8h B</text:p>
          </table:table-cell>
          <table:table-cell table:formula="of:=MID([.$B21];1;3)" office:value-type="string" office:string-value="ICI">
            <text:p>ICI</text:p>
          </table:table-cell>
          <table:table-cell office:value-type="string">
            <text:p>8h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<text:a xlink:href="http://www.ncbi.nlm.nih.gov/geo/query/acc.cgi?acc=GSM137304">GSM137304</text:a></text:p>
          </table:table-cell>
          <table:table-cell office:value-type="string">
            <text:p>ICI for 48h A</text:p>
          </table:table-cell>
          <table:table-cell table:formula="of:=MID([.$B22];1;3)" office:value-type="string" office:string-value="ICI">
            <text:p>ICI</text:p>
          </table:table-cell>
          <table:table-cell office:value-type="string">
            <text:p>48h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<text:a xlink:href="http://www.ncbi.nlm.nih.gov/geo/query/acc.cgi?acc=GSM137305">GSM137305</text:a></text:p>
          </table:table-cell>
          <table:table-cell office:value-type="string">
            <text:p>ICI for 48h B</text:p>
          </table:table-cell>
          <table:table-cell table:formula="of:=MID([.$B23];1;3)" office:value-type="string" office:string-value="ICI">
            <text:p>ICI</text:p>
          </table:table-cell>
          <table:table-cell office:value-type="string">
            <text:p>48h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<text:a xlink:href="http://www.ncbi.nlm.nih.gov/geo/query/acc.cgi?acc=GSM137306">GSM137306</text:a></text:p>
          </table:table-cell>
          <table:table-cell office:value-type="string">
            <text:p>Ral for 8h A</text:p>
          </table:table-cell>
          <table:table-cell table:formula="of:=MID([.$B24];1;3)" office:value-type="string" office:string-value="Ral">
            <text:p>Ral</text:p>
          </table:table-cell>
          <table:table-cell office:value-type="string">
            <text:p>8h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<text:a xlink:href="http://www.ncbi.nlm.nih.gov/geo/query/acc.cgi?acc=GSM137307">GSM137307</text:a></text:p>
          </table:table-cell>
          <table:table-cell office:value-type="string">
            <text:p>Ral for 8h B</text:p>
          </table:table-cell>
          <table:table-cell table:formula="of:=MID([.$B25];1;3)" office:value-type="string" office:string-value="Ral">
            <text:p>Ral</text:p>
          </table:table-cell>
          <table:table-cell office:value-type="string">
            <text:p>8h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<text:a xlink:href="http://www.ncbi.nlm.nih.gov/geo/query/acc.cgi?acc=GSM137308">GSM137308</text:a></text:p>
          </table:table-cell>
          <table:table-cell office:value-type="string">
            <text:p>Ral for 48h A</text:p>
          </table:table-cell>
          <table:table-cell table:formula="of:=MID([.$B26];1;3)" office:value-type="string" office:string-value="Ral">
            <text:p>Ral</text:p>
          </table:table-cell>
          <table:table-cell office:value-type="string">
            <text:p>48h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<text:a xlink:href="http://www.ncbi.nlm.nih.gov/geo/query/acc.cgi?acc=GSM137309">GSM137309</text:a></text:p>
          </table:table-cell>
          <table:table-cell office:value-type="string">
            <text:p>Ral for 48h B</text:p>
          </table:table-cell>
          <table:table-cell table:formula="of:=MID([.$B27];1;3)" office:value-type="string" office:string-value="Ral">
            <text:p>Ral</text:p>
          </table:table-cell>
          <table:table-cell office:value-type="string">
            <text:p>48h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<text:a xlink:href="http://www.ncbi.nlm.nih.gov/geo/query/acc.cgi?acc=GSM137310">GSM137310</text:a></text:p>
          </table:table-cell>
          <table:table-cell office:value-type="string">
            <text:p>TOT for 8h A</text:p>
          </table:table-cell>
          <table:table-cell table:formula="of:=MID([.$B28];1;3)" office:value-type="string" office:string-value="TOT">
            <text:p>TOT</text:p>
          </table:table-cell>
          <table:table-cell office:value-type="string">
            <text:p>8h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<text:a xlink:href="http://www.ncbi.nlm.nih.gov/geo/query/acc.cgi?acc=GSM137311">GSM137311</text:a></text:p>
          </table:table-cell>
          <table:table-cell office:value-type="string">
            <text:p>TOT for 8h B</text:p>
          </table:table-cell>
          <table:table-cell table:formula="of:=MID([.$B29];1;3)" office:value-type="string" office:string-value="TOT">
            <text:p>TOT</text:p>
          </table:table-cell>
          <table:table-cell office:value-type="string">
            <text:p>8h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<text:a xlink:href="http://www.ncbi.nlm.nih.gov/geo/query/acc.cgi?acc=GSM137312">GSM137312</text:a></text:p>
          </table:table-cell>
          <table:table-cell office:value-type="string">
            <text:p>TOT for 48h A</text:p>
          </table:table-cell>
          <table:table-cell table:formula="of:=MID([.$B30];1;3)" office:value-type="string" office:string-value="TOT">
            <text:p>TOT</text:p>
          </table:table-cell>
          <table:table-cell office:value-type="string">
            <text:p>48h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<text:a xlink:href="http://www.ncbi.nlm.nih.gov/geo/query/acc.cgi?acc=GSM137313">GSM137313</text:a></text:p>
          </table:table-cell>
          <table:table-cell office:value-type="string">
            <text:p>TOT for 48h B</text:p>
          </table:table-cell>
          <table:table-cell table:formula="of:=MID([.$B31];1;3)" office:value-type="string" office:string-value="TOT">
            <text:p>TOT</text:p>
          </table:table-cell>
          <table:table-cell office:value-type="string">
            <text:p>48h</text:p>
          </table:table-cell>
          <table:table-cell office:value-type="string">
            <text:p>B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ca" fo:country="E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2">05/12/2012</text:date>, <text:time>20:5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Sanchez</meta:initial-creator>
    <meta:creation-date>2012-05-12T20:17:10</meta:creation-date>
    <dc:date>2012-05-12T20:54:31</dc:date>
    <dc:creator>Alex Sanchez</dc:creator>
    <meta:editing-duration>PT00H22M11S</meta:editing-duration>
    <meta:editing-cycles>1</meta:editing-cycles>
    <meta:document-statistic meta:table-count="3" meta:cell-count="154" meta:object-count="0"/>
    <meta:generator>OpenOffice.org/3.2$Unix OpenOffice.org_project/320m12$Build-9483</meta:generator>
  </office:meta>
</office:document-meta>
</file>